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pinbox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pinbox</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spinbox.html" text:style-name="Internet_20_link" text:visited-style-name="Visited_20_Internet_20_Link">link</text:a>)</text:p>

            
                <text:list xml:id="list_Spinbox2" text:continue-numbering="true" text:continue-list="list_Spinbox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pinbox4" text:continue-numbering="true" text:style-name="Outline">
                                                <text:list-item>
                                                    <text:list>
                                                        <text:list-item>
                                                            <text:list>
                                                                <text:list-item>
                                                                    <text:h text:style-name="Heading_20_3" text:outline-level="3">
                                                                        Digit count
                                                                        <text:s text:c="4"/>
                                                                        <text:span text:style-name="T2">Number</text:span>
                                                                    </text:h>
                                                                </text:list-item>
                                                            </text:list>
                                                        </text:list-item>
                                                    </text:list>
                                                </text:list-item>
                                            </text:list>
                                            <text:p text:style-name="Standard">The number of digits excluding the decimal separator and the sign</text:p>,
                                            <text:list xml:id="list_Spinbox5" text:continue-numbering="true" text:continue-list="list_Spinbox4" text:style-name="Outline">
                                                <text:list-item>
                                                    <text:list>
                                                        <text:list-item>
                                                            <text:list>
                                                                <text:list-item>
                                                                    <text:h text:style-name="Heading_20_3" text:outline-level="3">
                                                                        Separator position
                                                                        <text:s text:c="4"/>
                                                                        <text:span text:style-name="T2">Number</text:span>
                                                                    </text:h>
                                                                </text:list-item>
                                                            </text:list>
                                                        </text:list-item>
                                                    </text:list>
                                                </text:list-item>
                                            </text:list>
                                            <text:p text:style-name="Standard">The number of digits before the decimal point</text:p>,
                                            <text:list xml:id="list_Spinbox6" text:continue-numbering="true" text:continue-list="list_Spinbox5" text:style-name="Outline">
                                                <text:list-item>
                                                    <text:list>
                                                        <text:list-item>
                                                            <text:list>
                                                                <text:list-item>
                                                                    <text:h text:style-name="Heading_20_3" text:outline-level="3">
                                                                        Min
                                                                        <text:s text:c="4"/>
                                                                        <text:span text:style-name="T2">Number</text:span>
                                                                    </text:h>
                                                                </text:list-item>
                                                            </text:list>
                                                        </text:list-item>
                                                    </text:list>
                                                </text:list-item>
                                            </text:list>
                                            <text:p text:style-name="Standard">The minimum value that can be selected.</text:p>,
                                            <text:list xml:id="list_Spinbox7" text:continue-numbering="true" text:continue-list="list_Spinbox6" text:style-name="Outline">
                                                <text:list-item>
                                                    <text:list>
                                                        <text:list-item>
                                                            <text:list>
                                                                <text:list-item>
                                                                    <text:h text:style-name="Heading_20_3" text:outline-level="3">
                                                                        Max
                                                                        <text:s text:c="4"/>
                                                                        <text:span text:style-name="T2">Number</text:span>
                                                                    </text:h>
                                                                </text:list-item>
                                                            </text:list>
                                                        </text:list-item>
                                                    </text:list>
                                                </text:list-item>
                                            </text:list>
                                            <text:p text:style-name="Standard">The maximum value that can be selected.</text:p>,
                                            <text:list xml:id="list_Spinbox8" text:continue-numbering="true" text:continue-list="list_Spinbox7" text:style-name="Outline">
                                                <text:list-item>
                                                    <text:list>
                                                        <text:list-item>
                                                            <text:list>
                                                                <text:list-item>
                                                                    <text:h text:style-name="Heading_20_3" text:outline-level="3">
                                                                        Rollover
                                                                        <text:s text:c="4"/>
                                                                        <text:span text:style-name="T2">Boolean</text:span>
                                                                    </text:h>
                                                                </text:list-item>
                                                            </text:list>
                                                        </text:list-item>
                                                    </text:list>
                                                </text:list-item>
                                            </text:list>
                                            <text:p text:style-name="Standard">Enables/disabled rollover mode. If either the minimum or maximum value is reached with rollover enabled, the value will change to the other limit. If rollover is disabled the value will remain at the minimum or maximum value.</text:p>,
                                            <text:list xml:id="list_Spinbox9" text:continue-numbering="true" text:continue-list="list_Spinbox8" text:style-name="Outline">
                                                <text:list-item>
                                                    <text:list>
                                                        <text:list-item>
                                                            <text:list>
                                                                <text:list-item>
                                                                    <text:h text:style-name="Heading_20_3" text:outline-level="3">
                                                                        Step
                                                                        <text:s text:c="4"/>
                                                                        <text:span text:style-name="T2">EXPRESSION (integer)</text:span>
                                                                    </text:h>
                                                                </text:list-item>
                                                            </text:list>
                                                        </text:list-item>
                                                    </text:list>
                                                </text:list-item>
                                            </text:list>
                                            <text:p text:style-name="Standard">Sets the cursor to a specific digit to change on increment/decrement. For example position '1' sets the cursor to the least significant digit. Only multiples of ten can be set, and not for example 3.</text:p>,
                                            <text:list xml:id="list_Spinbox10" text:continue-numbering="true" text:continue-list="list_Spinbox9" text:style-name="Outline">
                                                <text:list-item>
                                                    <text:list>
                                                        <text:list-item>
                                                            <text:list>
                                                                <text:list-item>
                                                                    <text:h text:style-name="Heading_20_3" text:outline-level="3">
                                                                        Step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Step</text:span> can be variable in which the selected step will be stored.</text:p>,
                                            <text:list xml:id="list_Spinbox11" text:continue-numbering="true" text:continue-list="list_Spinbox10"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he selected value on the Spinbox.</text:p>,
                                            <text:list xml:id="list_Spinbox12" text:continue-numbering="true" text:continue-list="list_Spinbox11"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Value</text:span> can be variable in which the selected value will be stor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pinbox13" text:continue-numbering="true" text:continue-list="list_Spinbox12"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Spinbox14" text:continue-numbering="true" text:continue-list="list_Spinbox13"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Spinbox15" text:continue-numbering="true" text:continue-list="list_Spinbox14"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Spinbox16"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pinbox17" text:continue-numbering="true" text:continue-list="list_Spinbox1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pinbox18" text:continue-numbering="true" text:continue-list="list_Spinbox1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Spinbox19" text:continue-numbering="true" text:continue-list="list_Spinbox1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pinbox20" text:continue-numbering="true" text:continue-list="list_Spinbox19"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pinbox21"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pinbox22" text:continue-numbering="true" text:continue-list="list_Spinbox2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pinbox23" text:continue-numbering="true" text:continue-list="list_Spinbox22"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pinbox24"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pinbox25" text:continue-numbering="true" text:continue-list="list_Spinbox2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pinbox26" text:continue-numbering="true" text:continue-list="list_Spinbox25"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pinbox27"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pinbox28" text:continue-numbering="true" text:continue-list="list_Spinbox2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pinbox29" text:continue-numbering="true" text:continue-list="list_Spinbox28"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pinbox30"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pinbox31" text:continue-numbering="true" text:continue-list="list_Spinbox29"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pinbox32" text:continue-numbering="true" text:continue-list="list_Spinbox31"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pinbox33" text:continue-numbering="true" text:continue-list="list_Spinbox32"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pinbox34" text:continue-numbering="true" text:continue-list="list_Spinbox33"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pinbox35" text:continue-numbering="true" text:continue-list="list_Spinbox34"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pinbox36" text:continue-numbering="true" text:continue-list="list_Spinbox35"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pinbox37" text:continue-numbering="true" text:continue-list="list_Spinbox36"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pinbox38" text:continue-numbering="true" text:continue-list="list_Spinbox37"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pinbox39" text:continue-numbering="true" text:continue-list="list_Spinbox38"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pinbox40" text:continue-numbering="true" text:continue-list="list_Spinbox39"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pinbox41" text:continue-numbering="true" text:continue-list="list_Spinbox40"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pinbox42" text:continue-numbering="true" text:continue-list="list_Spinbox41"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pinbox43" text:continue-numbering="true" text:continue-list="list_Spinbox42"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pinbox44" text:continue-numbering="true" text:continue-list="list_Spinbox43"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pinbox45" text:continue-numbering="true" text:continue-list="list_Spinbox44"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pinbox46" text:continue-numbering="true" text:continue-list="list_Spinbox45"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pinbox47" text:continue-numbering="true" text:continue-list="list_Spinbox46"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pinbox48" text:continue-numbering="true" text:continue-list="list_Spinbox47"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pinbox49" text:continue-numbering="true" text:continue-list="list_Spinbox48"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pinbox50" text:continue-numbering="true" text:continue-list="list_Spinbox49"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pinbox51" text:continue-numbering="true" text:continue-list="list_Spinbox50"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pinbox52" text:continue-numbering="true" text:continue-list="list_Spinbox51"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pinbox53" text:continue-numbering="true" text:continue-list="list_Spinbox52"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pinbox54" text:continue-numbering="true" text:continue-list="list_Spinbox53"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Spinbox55" text:continue-numbering="true" text:continue-list="list_Spinbox54"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Spinbox56"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Spinbox57" text:continue-numbering="true" text:continue-list="list_Spinbox55"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Spinbox58"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Spinbox59" text:continue-numbering="true" text:continue-list="list_Spinbox57"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Spinbox60"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Spinbox61" text:continue-numbering="true" text:continue-list="list_Spinbox59"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Spinbox62"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pinbox63" text:continue-numbering="true" text:continue-list="list_Spinbox61"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pinbox64" text:continue-numbering="true" text:continue-list="list_Spinbox63"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pinbox65" text:continue-numbering="true" text:continue-list="list_Spinbox64"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pinbox66" text:continue-numbering="true" text:continue-list="list_Spinbox65"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pinbox67" text:continue-numbering="true" text:continue-list="list_Spinbox66"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pinbox68" text:continue-numbering="true" text:continue-list="list_Spinbox67"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Spinbox69" text:continue-numbering="true" text:continue-list="list_Spinbox68"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pinbox70" text:continue-numbering="true" text:continue-list="list_Spinbox6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pinbox7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pinbox72" text:continue-numbering="true" text:continue-list="list_Spinbox7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pinbox73" text:continue-numbering="true" text:continue-list="list_Spinbox7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pinbox74" text:continue-numbering="true" text:continue-list="list_Spinbox7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pinbox3" text:continue-numbering="true" text:continue-list="list_Spinbox2" text:style-name="Outline">
                        <text:list-item>
                            <text:list>
                                <text:list-item>
                                    <text:h text:style-name="Heading_20_2" text:outline-level="2">Examples</text:h>
                                </text:list-item>
                            </text:list>
                        </text:list-item>
                    </text:list>
                    <text:p text:style-name="Standard"/>
                    
                    <text:list xml:id="list_Spinbox75" text:style-name="List_20_1">
                        
                        <text:list-item>
                            <text:p text:style-name="List_20_1_20_Start">
                                <text:span text:style-name="T1">Spinbox</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